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officeooo:paragraph-rsid="006de6c7"/>
    </style:style>
    <style:style style:name="P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font-name="Awami Nastaliq" fo:font-size="18pt" officeooo:rsid="0019a688" officeooo:paragraph-rsid="005d5581" fo:background-color="transparent" style:font-size-asian="18pt" style:font-name-complex="Awami Nastaliq OT" style:font-size-complex="18pt"/>
    </style:style>
    <style:style style:name="P3" style:family="paragraph" style:parent-style-name="Folk_20_Story_20_Body">
      <style:paragraph-properties fo:margin-top="0.1201in" fo:margin-bottom="0in" style:contextual-spacing="false" fo:line-height="115%"/>
      <style:text-properties officeooo:paragraph-rsid="0059c239"/>
    </style:style>
    <style:style style:name="P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0cf7" officeooo:paragraph-rsid="0022880b" fo:background-color="transparent" style:font-size-asian="18pt" style:font-name-complex="Awami Nastaliq OT" style:font-size-complex="18pt" style:language-complex="ar" style:country-complex="BH"/>
    </style:style>
    <style:style style:name="P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251681" officeooo:paragraph-rsid="0026ba9b" fo:background-color="transparent" style:font-size-asian="18pt" style:font-name-complex="Awami Nastaliq OT" style:font-size-complex="18pt" style:language-complex="ar" style:country-complex="BH"/>
    </style:style>
    <style:style style:name="P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30f42a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0f42a" fo:background-color="transparent" style:font-size-asian="18pt" style:font-name-complex="Awami Nastaliq OT" style:font-size-complex="18pt" style:language-complex="ar" style:country-complex="BH"/>
    </style:style>
    <style:style style:name="P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3c397b" fo:background-color="transparent" style:font-size-asian="18pt" style:font-name-complex="Awami Nastaliq OT" style:font-size-complex="18pt" style:language-complex="ar" style:country-complex="BH"/>
    </style:style>
    <style:style style:name="P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5a7dfa" officeooo:paragraph-rsid="005a7dfa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 OT" fo:font-size="18pt" officeooo:rsid="003b3065" officeooo:paragraph-rsid="003f0bf6" fo:background-color="transparent" style:font-size-asian="18pt" style:font-name-complex="Awami Nastaliq OT" style:font-size-complex="18pt" style:language-complex="ur" style:country-complex="PK"/>
    </style:style>
    <style:style style:name="P11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0a5976" officeooo:paragraph-rsid="0030f42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fo:color="#ff0000" loext:opacity="100%" style:font-name="Awami Nastaliq" fo:font-size="18pt" officeooo:rsid="00189b08" officeooo:paragraph-rsid="0056399a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192870" officeooo:paragraph-rsid="00192870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Folk_20_Story_20_Body">
      <loext:graphic-properties draw:fill-hatch-name="hatch"/>
      <style:paragraph-properties fo:margin-top="0.1201in" fo:margin-bottom="0in" style:contextual-spacing="false" fo:line-height="115%" fo:text-align="end" style:justify-single-word="false" style:writing-mode="rl-tb"/>
      <style:text-properties style:use-window-font-color="true" loext:opacity="0%" style:font-name="Awami Nastaliq OT" fo:font-size="18pt" officeooo:rsid="00657ae8" officeooo:paragraph-rsid="00657ae8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style:paragraph-properties fo:margin-top="0in" fo:margin-bottom="0in" style:contextual-spacing="false" fo:line-height="115%" fo:text-align="justify" style:justify-single-word="false" style:writing-mode="rl-tb"/>
      <style:text-properties fo:color="#ff0000" loext:opacity="100%" style:font-name="Awami Nastaliq OT" fo:font-size="18pt" officeooo:paragraph-rsid="0045feeb" fo:background-color="transparent" style:font-size-asian="18pt" style:font-name-complex="Awami Nastaliq OT" style:font-size-complex="18pt"/>
    </style:style>
    <style:style style:name="T1" style:family="text">
      <style:text-properties style:font-name="Awami Nastaliq" fo:font-size="18pt" officeooo:rsid="004834dc" fo:background-color="transparent" loext:char-shading-value="0" style:font-size-asian="18pt" style:font-name-complex="Awami Nastaliq OT" style:font-size-complex="18pt"/>
    </style:style>
    <style:style style:name="T2" style:family="text">
      <style:text-properties fo:font-family="Arial" style:font-family-generic="roman" style:font-pitch="variable" style:font-name-complex="Awami Nastaliq OT" style:font-size-complex="18pt" style:language-complex="ur" style:country-complex="PK"/>
    </style:style>
    <style:style style:name="T3" style:family="text">
      <style:text-properties fo:color="#800080" loext:opacity="100%" fo:font-family="Arial" style:font-family-generic="roman" style:font-pitch="variable" style:font-name-complex="Awami Nastaliq OT" style:font-size-complex="18pt" style:language-complex="ur" style:country-complex="PK"/>
    </style:style>
    <style:style style:name="T4" style:family="text">
      <style:text-properties fo:color="#800080" loext:opacity="100%" fo:font-family="Arial" style:font-family-generic="roman" style:font-pitch="variable" officeooo:rsid="004f90ec" style:font-name-complex="Awami Nastaliq OT" style:font-size-complex="18pt" style:language-complex="ur" style:country-complex="PK"/>
    </style:style>
    <style:style style:name="T5" style:family="text">
      <style:text-properties fo:color="#ff000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" style:family="text">
      <style:text-properties fo:color="#80008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7" style:family="text">
      <style:text-properties fo:color="#ff0000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ur" style:country-complex="PK"/>
    </style:style>
    <style:style style:name="T8" style:family="text">
      <style:text-properties fo:color="#ff0000" loext:opacity="100%" fo:font-family="Arial" style:font-family-generic="roman" style:font-pitch="variable" fo:font-size="18pt" officeooo:rsid="0068c17c" fo:background-color="transparent" loext:char-shading-value="0" style:font-family-asian="Scheherazade" style:font-pitch-asian="variable" style:font-size-asian="18pt" style:font-name-complex="Awami Nastaliq OT" style:font-size-complex="18pt" style:language-complex="ur" style:country-complex="PK"/>
    </style:style>
    <style:style style:name="T9" style:family="text">
      <style:text-properties fo:color="#158466" loext:opacity="100%" fo:font-family="Arial" style:font-family-generic="roman" style:font-pitch="variable" fo:font-size="15pt" officeooo:rsid="0068c17c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10" style:family="text">
      <style:text-properties fo:color="#ff0000" loext:opacity="100%" fo:font-family="Arial" style:font-family-generic="roman" style:font-pitch="variable" fo:font-size="15pt" officeooo:rsid="0068c17c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11" style:family="text">
      <style:text-properties fo:color="#158466" loext:opacity="100%" fo:font-family="Arial" style:font-family-generic="roman" style:font-pitch="variable" fo:font-size="15pt" officeooo:rsid="00757503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12" style:family="text">
      <style:text-properties fo:color="#158466" loext:opacity="100%" fo:font-family="Arial" style:font-family-generic="roman" style:font-pitch="variable" fo:font-size="15pt" officeooo:rsid="00765f35" fo:background-color="transparent" loext:char-shading-value="0" style:font-family-asian="Scheherazade" style:font-pitch-asian="variable" style:font-size-asian="15pt" style:font-name-complex="Awami Nastaliq OT" style:font-size-complex="15pt" style:language-complex="ur" style:country-complex="PK"/>
    </style:style>
    <style:style style:name="T13" style:family="text">
      <style:text-properties officeooo:rsid="0004784c"/>
    </style:style>
    <style:style style:name="T14" style:family="text">
      <style:text-properties fo:color="#158466" loext:opacity="100%"/>
    </style:style>
    <style:style style:name="T15" style:family="text">
      <style:text-properties style:language-complex="fa" style:country-complex="IR"/>
    </style:style>
    <style:style style:name="T16" style:family="text">
      <style:text-properties fo:color="#158466" loext:opacity="100%" style:language-complex="ar" style:country-complex="BH"/>
    </style:style>
    <style:style style:name="T17" style:family="text">
      <style:text-properties fo:color="#158466" loext:opacity="100%" officeooo:rsid="00066981" style:language-complex="ar" style:country-complex="BH"/>
    </style:style>
    <style:style style:name="T18" style:family="text">
      <style:text-properties fo:color="#158466" loext:opacity="100%" officeooo:rsid="0005106a" style:language-complex="ar" style:country-complex="BH"/>
    </style:style>
    <style:style style:name="T19" style:family="text">
      <style:text-properties style:use-window-font-color="true" loext:opacity="0%" style:language-complex="ar" style:country-complex="BH"/>
    </style:style>
    <style:style style:name="T20" style:family="text">
      <style:text-properties fo:color="#158466" loext:opacity="100%" officeooo:rsid="00310026" style:language-complex="fa" style:country-complex="IR"/>
    </style:style>
    <style:style style:name="T21" style:family="text">
      <style:text-properties style:use-window-font-color="true" loext:opacity="0%" officeooo:rsid="00310026" style:language-complex="fa" style:country-complex="IR"/>
    </style:style>
    <style:style style:name="T22" style:family="text">
      <style:text-properties fo:color="#800080" loext:opacity="100%" officeooo:rsid="00310026" style:language-complex="fa" style:country-complex="IR"/>
    </style:style>
    <style:style style:name="T23" style:family="text">
      <style:text-properties style:use-window-font-color="true" loext:opacity="0%" style:font-name="Awami Nastaliq OT" officeooo:rsid="003d70fd" style:font-family-asian="Scheherazade" style:font-pitch-asian="variable" style:language-complex="fa" style:country-complex="IR"/>
    </style:style>
    <style:style style:name="T24" style:family="text">
      <style:text-properties style:use-window-font-color="true" loext:opacity="0%" style:font-name="Awami Nastaliq OT" officeooo:rsid="00469b48" style:font-family-asian="Scheherazade" style:font-pitch-asian="variable" style:language-complex="fa" style:country-complex="IR"/>
    </style:style>
    <style:style style:name="T25" style:family="text">
      <style:text-properties fo:color="#158466" loext:opacity="100%" style:font-name="Awami Nastaliq OT" officeooo:rsid="005668b2" style:font-family-asian="Scheherazade" style:font-pitch-asian="variable" style:language-complex="fa" style:country-complex="IR"/>
    </style:style>
    <style:style style:name="T26" style:family="text">
      <style:text-properties style:use-window-font-color="true" loext:opacity="0%" style:font-name="Awami Nastaliq OT" officeooo:rsid="005668b2" style:font-family-asian="Scheherazade" style:font-pitch-asian="variable" style:language-complex="fa" style:country-complex="IR"/>
    </style:style>
    <style:style style:name="T27" style:family="text">
      <style:text-properties style:use-window-font-color="true" loext:opacity="0%" style:font-name="Awami Nastaliq OT" officeooo:rsid="005d5581" style:font-family-asian="Scheherazade" style:font-pitch-asian="variable" style:language-complex="fa" style:country-complex="IR"/>
    </style:style>
    <style:style style:name="T28" style:family="text">
      <style:text-properties style:use-window-font-color="true" loext:opacity="0%" style:language-complex="fa" style:country-complex="IR"/>
    </style:style>
    <style:style style:name="T29" style:family="text">
      <style:text-properties fo:color="#158466" loext:opacity="100%" style:language-complex="fa" style:country-complex="IR"/>
    </style:style>
    <style:style style:name="T30" style:family="text">
      <style:text-properties fo:color="#158466" loext:opacity="100%" style:font-name="Awami Nastaliq OT" style:language-complex="ar" style:country-complex="BH"/>
    </style:style>
    <style:style style:name="T31" style:family="text">
      <style:text-properties fo:color="#158466" loext:opacity="100%" style:font-name="Awami Nastaliq OT" officeooo:rsid="000b5287" style:language-complex="ar" style:country-complex="BH"/>
    </style:style>
    <style:style style:name="T32" style:family="text">
      <style:text-properties style:use-window-font-color="true" loext:opacity="0%" style:font-name="Awami Nastaliq OT" style:language-complex="ar" style:country-complex="BH"/>
    </style:style>
    <style:style style:name="T33" style:family="text">
      <style:text-properties fo:color="#158466" loext:opacity="100%" officeooo:rsid="0007a71e" style:language-complex="ar" style:country-complex="BH"/>
    </style:style>
    <style:style style:name="T34" style:family="text">
      <style:text-properties fo:color="#158466" loext:opacity="100%" officeooo:rsid="000eff8e" style:language-complex="fa" style:country-complex="IR"/>
    </style:style>
    <style:style style:name="T35" style:family="text">
      <style:text-properties fo:color="#158466" loext:opacity="100%" style:font-name="Awami Nastaliq OT" style:language-complex="fa" style:country-complex="IR"/>
    </style:style>
    <style:style style:name="T36" style:family="text">
      <style:text-properties style:use-window-font-color="true" loext:opacity="0%" style:font-name="Awami Nastaliq OT" style:language-complex="fa" style:country-complex="IR"/>
    </style:style>
    <style:style style:name="T37" style:family="text">
      <style:text-properties fo:color="#158466" loext:opacity="100%" style:font-name="Awami Nastaliq OT" officeooo:rsid="003d70fd" style:font-family-asian="Scheherazade" style:font-pitch-asian="variable" style:language-complex="fa" style:country-complex="IR"/>
    </style:style>
    <style:style style:name="T38" style:family="text">
      <style:text-properties fo:color="#158466" loext:opacity="100%" style:font-name="Awami Nastaliq OT" officeooo:rsid="00469b48" style:font-family-asian="Scheherazade" style:font-pitch-asian="variable" style:language-complex="fa" style:country-complex="IR"/>
    </style:style>
    <style:style style:name="T39" style:family="text">
      <style:text-properties style:use-window-font-color="true" loext:opacity="0%" style:font-name="Awami Nastaliq" fo:font-size="18pt" officeooo:rsid="00146272" fo:background-color="transparent" loext:char-shading-value="0" style:font-size-asian="18pt" style:font-name-complex="Awami Nastaliq OT" style:font-size-complex="18pt" style:language-complex="ar" style:country-complex="BH"/>
    </style:style>
    <style:style style:name="T40" style:family="text">
      <style:text-properties fo:color="#158466" loext:opacity="100%" style:font-name="Awami Nastaliq" fo:font-size="18pt" officeooo:rsid="0015e090" fo:background-color="transparent" loext:char-shading-value="0" style:font-size-asian="18pt" style:font-name-complex="Awami Nastaliq OT" style:font-size-complex="18pt" style:language-complex="ar" style:country-complex="BH"/>
    </style:style>
    <style:style style:name="T41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42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fa" style:country-complex="IR"/>
    </style:style>
    <style:style style:name="T43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4" style:family="text">
      <style:text-properties fo:color="#158466" loext:opacity="10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45" style:family="text">
      <style:text-properties fo:color="#158466" loext:opacity="10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46" style:family="text">
      <style:text-properties fo:color="#158466" loext:opacity="10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7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ar" style:country-complex="BH"/>
    </style:style>
    <style:style style:name="T48" style:family="text">
      <style:text-properties style:use-window-font-color="true" loext:opacity="0%" style:font-name="Awami Nastaliq" fo:font-size="18pt" officeooo:rsid="00169ef6" fo:background-color="transparent" loext:char-shading-value="0" style:font-size-asian="18pt" style:font-name-complex="Awami Nastaliq OT" style:font-size-complex="18pt" style:language-complex="fa" style:country-complex="IR"/>
    </style:style>
    <style:style style:name="T49" style:family="text">
      <style:text-properties style:use-window-font-color="true" loext:opacity="0%" style:font-name="Awami Nastaliq" fo:font-size="18pt" officeooo:rsid="0007a71e" fo:background-color="transparent" loext:char-shading-value="0" style:font-size-asian="18pt" style:font-name-complex="Awami Nastaliq OT" style:font-size-complex="18pt" style:language-complex="ar" style:country-complex="BH"/>
    </style:style>
    <style:style style:name="T50" style:family="text">
      <style:text-properties style:use-window-font-color="true" loext:opacity="0%" style:font-name="Awami Nastaliq" fo:font-size="18pt" officeooo:rsid="0019a688" fo:background-color="transparent" loext:char-shading-value="0" style:font-size-asian="18pt" style:font-name-complex="Awami Nastaliq OT" style:font-size-complex="18pt" style:language-complex="ar" style:country-complex="BH"/>
    </style:style>
    <style:style style:name="T51" style:family="text">
      <style:text-properties fo:color="#158466" loext:opacity="100%" style:font-name="Awami Nastaliq" fo:font-size="18pt" officeooo:rsid="00531286" fo:background-color="transparent" loext:char-shading-value="0" style:font-size-asian="18pt" style:font-name-complex="Awami Nastaliq OT" style:font-size-complex="18pt" style:language-complex="ar" style:country-complex="BH"/>
    </style:style>
    <style:style style:name="T52" style:family="text">
      <style:text-properties fo:color="#158466" loext:opacity="100%" fo:font-family="Arial" style:font-family-generic="roman" style:font-pitch="variable" fo:font-size="18pt" officeooo:rsid="00515948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3" style:family="text">
      <style:text-properties fo:color="#158466" loext:opacity="10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4" style:family="text">
      <style:text-properties style:use-window-font-color="true" loext:opacity="0%" fo:font-family="Arial" style:font-family-generic="roman" style:font-pitch="variable" fo:font-size="18pt" officeooo:rsid="004d20bd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5" style:family="text">
      <style:text-properties style:use-window-font-color="true" loext:opacity="0%" style:font-name="Awami Nastaliq" fo:font-size="18pt" officeooo:rsid="00169ef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6" style:family="text">
      <style:text-properties fo:color="#158466" loext:opacity="100%" style:font-name="Awami Nastaliq" fo:font-size="18pt" officeooo:rsid="00531286" fo:background-color="transparent" loext:char-shading-value="0" style:font-family-asian="Scheherazade" style:font-pitch-asian="variable" style:font-size-asian="18pt" style:font-name-complex="Awami Nastaliq OT" style:font-size-complex="18pt" style:language-complex="ar" style:country-complex="BH"/>
    </style:style>
    <style:style style:name="T57" style:family="text">
      <style:text-properties fo:color="#158466" loext:opacity="100%" fo:font-family="Arial" style:font-family-generic="roman" style:font-pitch="variable" fo:font-size="18pt" officeooo:rsid="005461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8" style:family="text">
      <style:text-properties fo:color="#158466" loext:opacity="100%" style:font-name="Awami Nastaliq OT" fo:font-size="18pt" officeooo:rsid="0056399a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59" style:family="text">
      <style:text-properties fo:color="#158466" loext:opacity="10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0" style:family="text">
      <style:text-properties style:use-window-font-color="true" loext:opacity="0%" fo:font-family="Arial" style:font-family-generic="roman" style:font-pitch="variable" fo:font-size="18pt" officeooo:rsid="004b3fd6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1" style:family="text">
      <style:text-properties fo:color="#158466" loext:opacity="100%" fo:font-family="Arial" style:font-family-generic="roman" style:font-pitch="variable" fo:font-size="18pt" officeooo:rsid="0059c239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2" style:family="text">
      <style:text-properties fo:color="#800080" loext:opacity="100%" fo:font-family="Arial" style:font-family-generic="roman" style:font-pitch="variable" fo:font-size="18pt" officeooo:rsid="00598a42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63" style:family="text">
      <style:text-properties officeooo:rsid="001a14fc"/>
    </style:style>
    <style:style style:name="T64" style:family="text">
      <style:text-properties fo:color="#ff0000" loext:opacity="100%"/>
    </style:style>
    <style:style style:name="T65" style:family="text">
      <style:text-properties fo:color="#158466" loext:opacity="100%" officeooo:rsid="001a14fc"/>
    </style:style>
    <style:style style:name="T66" style:family="text">
      <style:text-properties fo:color="#158466" loext:opacity="100%" officeooo:rsid="001eaeee"/>
    </style:style>
    <style:style style:name="T67" style:family="text">
      <style:text-properties fo:color="#800080" loext:opacity="100%" officeooo:rsid="0022880b"/>
    </style:style>
    <style:style style:name="T68" style:family="text">
      <style:text-properties fo:color="#800080" loext:opacity="100%" officeooo:rsid="0021bacd"/>
    </style:style>
    <style:style style:name="T69" style:family="text">
      <style:text-properties officeooo:rsid="0021bacd"/>
    </style:style>
    <style:style style:name="T70" style:family="text">
      <style:text-properties fo:color="#158466" loext:opacity="100%" officeooo:rsid="001a0cf7"/>
    </style:style>
    <style:style style:name="T71" style:family="text">
      <style:text-properties fo:color="#158466" loext:opacity="100%" officeooo:rsid="0023cf6a"/>
    </style:style>
    <style:style style:name="T72" style:family="text">
      <style:text-properties fo:color="#ff8000" loext:opacity="100%"/>
    </style:style>
    <style:style style:name="T73" style:family="text">
      <style:text-properties fo:color="#ff8000" loext:opacity="100%" style:font-name="Awami Nastaliq OT" officeooo:rsid="00432013" style:language-complex="fa" style:country-complex="IR"/>
    </style:style>
    <style:style style:name="T74" style:family="text">
      <style:text-properties fo:color="#ff8000" loext:opacity="100%" style:font-name="Awami Nastaliq OT" style:language-complex="fa" style:country-complex="IR"/>
    </style:style>
    <style:style style:name="T75" style:family="text">
      <style:text-properties fo:color="#ff8000" loext:opacity="100%" style:font-name="Awami Nastaliq OT" fo:font-size="11pt" style:font-size-asian="11pt" style:font-size-complex="11pt" style:language-complex="fa" style:country-complex="IR"/>
    </style:style>
    <style:style style:name="T76" style:family="text">
      <style:text-properties fo:color="#800080" loext:opacity="100%" officeooo:rsid="002ab0bf"/>
    </style:style>
    <style:style style:name="T77" style:family="text">
      <style:text-properties fo:color="#800080" loext:opacity="100%"/>
    </style:style>
    <style:style style:name="T78" style:family="text">
      <style:text-properties fo:color="#158466" loext:opacity="100%" officeooo:rsid="002ab0bf"/>
    </style:style>
    <style:style style:name="T79" style:family="text">
      <style:text-properties fo:color="#158466" loext:opacity="100%" officeooo:rsid="0029a3ad"/>
    </style:style>
    <style:style style:name="T80" style:family="text">
      <style:text-properties officeooo:rsid="0039651b"/>
    </style:style>
    <style:style style:name="T81" style:family="text">
      <style:text-properties fo:color="#158466" loext:opacity="100%" style:font-name="Awami Nastaliq OT" style:language-complex="ur" style:country-complex="PK"/>
    </style:style>
    <style:style style:name="T82" style:family="text">
      <style:text-properties style:font-name="Awami Nastaliq OT" style:language-complex="ur" style:country-complex="PK"/>
    </style:style>
    <style:style style:name="T83" style:family="text">
      <style:text-properties fo:color="#158466" loext:opacity="100%" style:font-name="Awami Nastaliq OT" officeooo:rsid="003c397b" style:language-complex="ur" style:country-complex="PK"/>
    </style:style>
    <style:style style:name="T84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5" style:family="text">
      <style:text-properties fo:color="#ff0000" loext:opacity="100%"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6" style:family="text">
      <style:text-properties fo:font-family="Arial" style:font-family-generic="roman" style:font-pitch="variable" officeooo:rsid="004d20bd" style:font-family-asian="Scheherazade" style:font-pitch-asian="variable" style:language-complex="fa" style:country-complex="IR"/>
    </style:style>
    <style:style style:name="T87" style:family="text">
      <style:text-properties fo:font-family="Arial" style:font-family-generic="roman" style:font-pitch="variable" style:font-family-asian="Scheherazade" style:font-pitch-asian="variable" style:language-complex="fa" style:country-complex="IR"/>
    </style:style>
    <style:style style:name="T88" style:family="text">
      <style:text-properties fo:color="#158466" loext:opacity="100%" officeooo:rsid="003c397b"/>
    </style:style>
    <style:style style:name="T89" style:family="text">
      <style:text-properties fo:color="#158466" loext:opacity="100%" officeooo:rsid="003ee32b"/>
    </style:style>
    <style:style style:name="T90" style:family="text">
      <style:text-properties fo:color="#158466" loext:opacity="100%" officeooo:rsid="003f0bf6"/>
    </style:style>
    <style:style style:name="T91" style:family="text">
      <style:text-properties officeooo:rsid="0019a688"/>
    </style:style>
    <style:style style:name="T92" style:family="text">
      <style:text-properties fo:color="#158466" loext:opacity="100%" officeooo:rsid="0019a688"/>
    </style:style>
    <style:style style:name="T93" style:family="text">
      <style:text-properties fo:color="#158466" loext:opacity="100%" officeooo:rsid="00531286"/>
    </style:style>
    <style:style style:name="T94" style:family="text">
      <style:text-properties fo:color="#158466" loext:opacity="100%" fo:font-family="Arial" style:font-family-generic="roman" style:font-pitch="variable" officeooo:rsid="004d20bd" style:font-family-asian="Scheherazade" style:font-pitch-asian="variable"/>
    </style:style>
    <style:style style:name="T95" style:family="text">
      <style:text-properties fo:color="#158466" loext:opacity="100%" style:font-name="Awami Nastaliq OT" officeooo:rsid="00432013"/>
    </style:style>
    <style:style style:name="T96" style:family="text">
      <style:text-properties fo:color="#158466" loext:opacity="100%" style:font-name="Awami Nastaliq OT" officeooo:rsid="004a72bd"/>
    </style:style>
    <style:style style:name="T97" style:family="text">
      <style:text-properties style:use-window-font-color="true" loext:opacity="0%" style:font-name="Awami Nastaliq OT" officeooo:rsid="004a72bd"/>
    </style:style>
    <style:style style:name="T98" style:family="text">
      <style:text-properties style:font-name="Awami Nastaliq OT" officeooo:rsid="004a72bd"/>
    </style:style>
    <style:style style:name="T99" style:family="text">
      <style:text-properties style:font-name="Awami Nastaliq OT" officeooo:rsid="004a6e1f"/>
    </style:style>
    <style:style style:name="T100" style:family="text">
      <style:text-properties fo:color="#158466" loext:opacity="100%" style:font-name="Awami Nastaliq OT" officeooo:rsid="0044ae51"/>
    </style:style>
    <style:style style:name="T101" style:family="text">
      <style:text-properties style:use-window-font-color="true" loext:opacity="0%" style:font-name="Awami Nastaliq OT" officeooo:rsid="0044ae51"/>
    </style:style>
    <style:style style:name="T102" style:family="text">
      <style:text-properties style:font-name="Awami Nastaliq OT" officeooo:rsid="0044ae51"/>
    </style:style>
    <style:style style:name="T103" style:family="text">
      <style:text-properties fo:color="#158466" loext:opacity="100%" style:font-name="Awami Nastaliq OT" officeooo:rsid="004a6e1f"/>
    </style:style>
    <style:style style:name="T104" style:family="text">
      <style:text-properties fo:color="#158466" loext:opacity="100%" officeooo:rsid="00432013"/>
    </style:style>
    <style:style style:name="T105" style:family="text">
      <style:text-properties fo:color="#158466" loext:opacity="100%" officeooo:rsid="004a72bd"/>
    </style:style>
    <style:style style:name="T106" style:family="text">
      <style:text-properties fo:color="#158466" loext:opacity="100%" officeooo:rsid="004a6e1f"/>
    </style:style>
    <style:style style:name="T107" style:family="text">
      <style:text-properties fo:color="#158466" loext:opacity="100%" fo:font-family="Arial" style:font-family-generic="roman" style:font-pitch="variable" officeooo:rsid="004d20bd" style:font-family-asian="Scheherazade" style:font-pitch-asian="variable" style:language-complex="ur" style:country-complex="PK"/>
    </style:style>
    <style:style style:name="T108" style:family="text">
      <style:text-properties fo:font-family="Arial" style:font-family-generic="roman" style:font-pitch="variable" officeooo:rsid="006933a9" style:font-family-asian="Scheherazade" style:font-pitch-asian="variable" style:language-complex="ur" style:country-complex="PK"/>
    </style:style>
    <style:style style:name="T109" style:family="text">
      <style:text-properties style:font-family-asian="Scheherazade" style:font-pitch-asian="variable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DO: <text:s text:c="2"/></text:span><text:span text:style-name="T2"><text:s text:c="3"/></text:span><text:span text:style-name="T3">قکھول</text:span><text:span text:style-name="T2"> <text:s/></text:span><text:span text:style-name="T4">قک</text:span><text:span text:style-name="T2"> <text:s text:c="3"/></text:span><text:span text:style-name="T5"><text:s/></text:span><text:span text:style-name="T6"><text:s text:c="2"/></text:span><text:span text:style-name="T5"><text:s text:c="3"/></text:span><text:span text:style-name="T7"><text:s text:c="3"/></text:span><text:span text:style-name="T8"><text:s/></text:span><text:span text:style-name="T9">جیمبڑا <text:s text:c="2"/>سنڑایا <text:s text:c="2"/>منڑاں</text:span><text:span text:style-name="T10"> <text:s/>سزاڋ <text:s text:c="2"/>جنرل <text:s text:c="2"/>شریک <text:s text:c="3"/></text:span><text:span text:style-name="T11">سڙا </text:span><text:span text:style-name="T12">فزا</text:span></text:p>
      <text:p text:style-name="P2"><text:span text:style-name="T13">beh+beh - </text:span><text:span text:style-name="T14">تنگما</text:span> <text:s/><text:span text:style-name="T15"><text:s text:c="2"/></text:span><text:span text:style-name="T16">تن</text:span><text:span text:style-name="T17">ِ</text:span><text:span text:style-name="T18">ل</text:span><text:span text:style-name="T16">ما</text:span><text:span text:style-name="T19"> <text:s text:c="2"/></text:span><text:span text:style-name="T20">تنین</text:span><text:span text:style-name="T21"> <text:s text:c="5"/></text:span><text:span text:style-name="T22">تن٘ین <text:s text:c="2"/></text:span><text:span text:style-name="T23">ا</text:span><text:span text:style-name="T24">ت</text:span><text:span text:style-name="T23">بر <text:s/></text:span><text:span text:style-name="T25">پپب</text:span><text:span text:style-name="T26"> <text:s text:c="2"/></text:span><text:span text:style-name="T25">ییب</text:span><text:span text:style-name="T26"> <text:s/>ببب <text:s/></text:span><text:span text:style-name="T27">ث</text:span><text:span text:style-name="T26">یب</text:span><text:span text:style-name="T28"><text:line-break/></text:span><text:span text:style-name="T29">رزِیپا <text:s/></text:span><text:span text:style-name="T30">پیکھہ </text:span><text:span text:style-name="T31">بی</text:span><text:span text:style-name="T30">کھہ</text:span><text:span text:style-name="T32"> <text:s/></text:span><text:span text:style-name="T29">بین</text:span><text:span text:style-name="T28"> <text:s/></text:span><text:span text:style-name="T16">بیُو</text:span><text:span text:style-name="T19"> </text:span><text:span text:style-name="T33">پی</text:span><text:span text:style-name="T16">گما</text:span><text:span text:style-name="T19"> </text:span><text:span text:style-name="T29">خپیر</text:span><text:span text:style-name="T28"> <text:s text:c="3"/></text:span><text:span text:style-name="T34">ر</text:span><text:span text:style-name="T33">پی</text:span><text:span text:style-name="T16">گم</text:span><text:span text:style-name="T19"> <text:s text:c="4"/></text:span><text:span text:style-name="T29">اپیُو <text:s/></text:span><text:span text:style-name="T35">پینجی </text:span><text:span text:style-name="T36"><text:s text:c="2"/></text:span><text:span text:style-name="T37">ایبر</text:span><text:span text:style-name="T23"> <text:s text:c="2"/></text:span><text:span text:style-name="T37">اپبر</text:span><text:span text:style-name="T23"> <text:s/></text:span><text:span text:style-name="T37">وپبر</text:span><text:span text:style-name="T23"> <text:s/></text:span><text:span text:style-name="T38">اپیز</text:span><text:span text:style-name="T24"> <text:s text:c="3"/></text:span></text:p>
      <text:p text:style-name="P3"><text:span text:style-name="T39">S+K – </text:span><text:span text:style-name="T40">ا</text:span><text:span text:style-name="T41">بین</text:span><text:span text:style-name="T42"> <text:s text:c="2"/></text:span><text:span text:style-name="T43">ا</text:span><text:span text:style-name="T44">پی</text:span><text:span text:style-name="T45">گ</text:span><text:span text:style-name="T46">ج</text:span><text:span text:style-name="T47"> <text:s text:c="2"/></text:span><text:span text:style-name="T48">ان</text:span><text:span text:style-name="T49">ی</text:span><text:span text:style-name="T50">گ</text:span><text:span text:style-name="T47">ج <text:s/></text:span><text:span text:style-name="T51">ا</text:span><text:span text:style-name="T52">ی</text:span><text:span text:style-name="T53">پتسمہ</text:span><text:span text:style-name="T54"> <text:s/></text:span><text:span text:style-name="T55"><text:s/></text:span><text:span text:style-name="T56">ا</text:span><text:span text:style-name="T57">ب</text:span><text:span text:style-name="T53">پتسمہ</text:span><text:span text:style-name="T54"> <text:s/></text:span><text:span text:style-name="T58">ا</text:span><text:span text:style-name="T59">پبش</text:span><text:span text:style-name="T60"> <text:s text:c="2"/></text:span><text:span text:style-name="T61">بِپہُو</text:span><text:span text:style-name="T60"> </text:span><text:span text:style-name="T6">اَ</text:span><text:span text:style-name="T62">پپ</text:span><text:span text:style-name="T6">ہُو</text:span></text:p>
      <text:p text:style-name="P4">beh <text:span text:style-name="T63">+beh</text:span>+ jeem - <text:span text:style-name="T64"><text:s/></text:span><text:span text:style-name="T14">بپج ییج </text:span><text:span text:style-name="T65"><text:s/>بیڄ</text:span><text:span text:style-name="T14"> <text:s/></text:span><text:span text:style-name="T66">پی</text:span><text:span text:style-name="T65">ڇ <text:s/></text:span><text:span text:style-name="T66">یپ</text:span><text:span text:style-name="T65">چ</text:span> <text:s/><text:span text:style-name="T67">پپ</text:span><text:span text:style-name="T68">ݮ</text:span> <text:s text:c="6"/><text:span text:style-name="T63">ج ڃ</text:span> <text:span text:style-name="T63">ڄ</text:span> <text:span text:style-name="T63">چ ڇ </text:span><text:span text:style-name="T69">ݮ</text:span></text:p>
      <text:p text:style-name="P5">S+K - <text:span text:style-name="T70">ابپج <text:s text:c="2"/></text:span><text:span text:style-name="T71">ا</text:span><text:span text:style-name="T70">ییج </text:span></text:p>
      <text:p text:style-name="P6">beh +feh + jeem – <text:span text:style-name="T72">پ</text:span><text:span text:style-name="T73">ڥ</text:span><text:span text:style-name="T74">ج </text:span><text:span text:style-name="T75">(low priority)</text:span></text:p>
      <text:p text:style-name="P7">beh+jeem+jeem – <text:span text:style-name="T76">ا</text:span><text:span text:style-name="T77">یڇج</text:span> <text:s text:c="4"/><text:span text:style-name="T78">ا</text:span><text:span text:style-name="T14">یڃج</text:span> <text:s text:c="3"/><text:span text:style-name="T78">ا</text:span><text:span text:style-name="T79">م</text:span><text:span text:style-name="T14">جڇ</text:span> <text:s text:c="3"/><text:span text:style-name="T78">ا</text:span><text:span text:style-name="T79">پ</text:span><text:span text:style-name="T14">چڇ</text:span> </text:p>
      <text:p text:style-name="P8">beh+<text:span text:style-name="T80">kaf</text:span>+<text:span text:style-name="T80">heh-do</text:span> – <text:s text:c="2"/><text:span text:style-name="T81">دیکھہ</text:span><text:span text:style-name="T82"> <text:s text:c="2"/></text:span><text:span text:style-name="T81">دی</text:span><text:span text:style-name="T83">ل</text:span><text:span text:style-name="T81">ھہ</text:span></text:p>
      <text:p text:style-name="P9">beh+lam - <text:s/><text:span text:style-name="T84">ایل</text:span><text:span text:style-name="T85"> <text:s text:c="2"/></text:span><text:span text:style-name="T86">ا</text:span><text:span text:style-name="T87">م</text:span><text:span text:style-name="T86">یل</text:span></text:p>
      <text:p text:style-name="P10">beh + heh-goal – <text:span text:style-name="T88">ا</text:span><text:span text:style-name="T14">یہ</text:span><text:span text:style-name="T89">ل <text:s/></text:span><text:span text:style-name="T90">ابہی</text:span><text:span text:style-name="T89">ل</text:span></text:p>
      <text:p text:style-name="P11"><text:soft-page-break/>jeem + qaf - <text:span text:style-name="T91"><text:s/></text:span><text:span text:style-name="T92">جق</text:span><text:span text:style-name="T91"> <text:s text:c="4"/></text:span></text:p>
      <text:p text:style-name="P12">feh – <text:s/><text:span text:style-name="T92">فنفی <text:s/>ف</text:span><text:span text:style-name="T93">ث</text:span><text:span text:style-name="T92">فی <text:s/></text:span><text:span text:style-name="T94"><text:s/>فتا </text:span></text:p>
      <text:p text:style-name="P13"><text:span text:style-name="T95">ا</text:span><text:span text:style-name="T96">ڥھ</text:span><text:span text:style-name="T97"> <text:s/></text:span><text:span text:style-name="T95">ا</text:span><text:span text:style-name="T96">ڥھم</text:span><text:span text:style-name="T98"> </text:span><text:span text:style-name="T99"><text:s text:c="3"/></text:span><text:span text:style-name="T95">اڥ</text:span><text:span text:style-name="T100">حل</text:span><text:span text:style-name="T101"> </text:span><text:span text:style-name="T102"><text:line-break/></text:span><text:span text:style-name="T101"> </text:span><text:span text:style-name="T95">ا</text:span><text:span text:style-name="T96">ڥہ</text:span><text:span text:style-name="T103">ل</text:span><text:span text:style-name="T99"> </text:span><text:span text:style-name="T102"><text:s/></text:span><text:span text:style-name="T95">اڥبتث</text:span></text:p>
      <text:p text:style-name="P14">S+K - <text:s/><text:span text:style-name="T104">ا</text:span><text:span text:style-name="T105">ڥھم <text:s/></text:span><text:span text:style-name="T104">ا</text:span><text:span text:style-name="T105">ڥہ</text:span><text:span text:style-name="T106">ل</text:span></text:p>
      <text:p text:style-name="P15">heh-goal+lam+chotiyeh - <text:s/><text:span text:style-name="T107">ہَلی <text:s text:c="3"/></text:span><text:span text:style-name="T108">سہلی</text:span></text:p>
      <text:p text:style-name="P14"/>
      <text:p text:style-name="P16"><text:span text:style-name="T10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7:33:53.630094900</meta:creation-date>
    <dc:date>2025-07-17T17:49:34.559038500</dc:date>
    <meta:editing-duration>P2DT17H25M17S</meta:editing-duration>
    <meta:editing-cycles>8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5" meta:word-count="111" meta:character-count="689" meta:non-whitespace-character-count="451"/>
  </office:meta>
</office:document-meta>
</file>